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-left="0.0403in" fo:padding-right="0.0403in" fo:padding-top="0.2in" fo:padding-bottom="0.0403in" fo:border="none"/>
    </style:style>
    <style:style style:name="Table10.B2" style:family="table-cell">
      <style:table-cell-properties style:vertical-align="middle" fo:padding-left="0.0403in" fo:padding-right="0.0403in" fo:padding-top="0.2in" fo:padding-bottom="0.0403in" fo:border="none"/>
    </style:style>
    <style:style style:name="Table10.C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3fb73b" style:font-size-asian="24pt" style:font-weight-asian="bold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2b3b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6" style:family="paragraph" style:parent-style-name="Table_20_Contents">
      <style:text-properties officeooo:rsid="003c9d6c" officeooo:paragraph-rsid="0027bc2e" fo:background-color="#ffffff"/>
    </style:style>
    <style:style style:name="P7" style:family="paragraph" style:parent-style-name="Table_20_Contents">
      <style:paragraph-properties fo:text-align="center" style:justify-single-word="false"/>
      <style:text-properties officeooo:rsid="0042f57a" officeooo:paragraph-rsid="003fb73b" fo:background-color="#ffffff"/>
    </style:style>
    <style:style style:name="P8" style:family="paragraph" style:parent-style-name="Table_20_Contents">
      <style:paragraph-properties fo:text-align="start" style:justify-single-word="false"/>
      <style:text-properties officeooo:paragraph-rsid="0027bc2e"/>
    </style:style>
    <style:style style:name="P9" style:family="paragraph" style:parent-style-name="Table_20_Contents">
      <style:paragraph-properties fo:text-align="start" style:justify-single-word="false"/>
      <style:text-properties officeooo:paragraph-rsid="002e2b3b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3808cc"/>
    </style:style>
    <style:style style:name="P12" style:family="paragraph" style:parent-style-name="Table_20_Contents">
      <style:text-properties officeooo:rsid="003c9d6c" officeooo:paragraph-rsid="0027bc2e"/>
    </style:style>
    <style:style style:name="P13" style:family="paragraph" style:parent-style-name="Table_20_Contents">
      <style:text-properties officeooo:paragraph-rsid="0027bc2e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1" fo:font-size="12pt" officeooo:paragraph-rsid="003808cc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fb73b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officeooo:paragraph-rsid="003fb73b"/>
    </style:style>
    <style:style style:name="P17" style:family="paragraph" style:parent-style-name="Table_20_Contents">
      <style:text-properties officeooo:paragraph-rsid="003fb73b"/>
    </style:style>
    <style:style style:name="P18" style:family="paragraph" style:parent-style-name="Table_20_Contents">
      <style:text-properties officeooo:paragraph-rsid="00404e94"/>
    </style:style>
    <style:style style:name="P19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officeooo:paragraph-rsid="0027bc2e"/>
    </style:style>
    <style:style style:name="P22" style:family="paragraph" style:parent-style-name="Normal">
      <style:paragraph-properties fo:text-align="center" style:justify-single-word="false" fo:break-before="page"/>
      <style:text-properties fo:font-size="12pt" officeooo:paragraph-rsid="0027bc2e"/>
    </style:style>
    <style:style style:name="P23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7bc2e"/>
    </style:style>
    <style:style style:name="P24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7bc2e"/>
    </style:style>
    <style:style style:name="P2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e6f1e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fb73b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a9bf0"/>
    </style:style>
    <style:style style:name="P28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29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1" fo:font-size="12pt" officeooo:rsid="0036ad29" officeooo:paragraph-rsid="0041ed07"/>
    </style:style>
    <style:style style:name="T1" style:family="text">
      <style:text-properties fo:color="#000000"/>
    </style:style>
    <style:style style:name="T2" style:family="text">
      <style:text-properties fo:color="#000000" officeooo:rsid="002e2b3b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ed385" fo:background-color="#ffffff" loext:char-shading-value="0"/>
    </style:style>
    <style:style style:name="T8" style:family="text">
      <style:text-properties fo:color="#000000" style:text-underline-style="none" officeooo:rsid="000b0c15" fo:background-color="#ffffff" loext:char-shading-value="0"/>
    </style:style>
    <style:style style:name="T9" style:family="text">
      <style:text-properties fo:color="#000000" style:text-underline-style="none" officeooo:rsid="000da3fd" fo:background-color="#ffffff" loext:char-shading-value="0"/>
    </style:style>
    <style:style style:name="T10" style:family="text">
      <style:text-properties fo:color="#000000" style:text-underline-style="none" officeooo:rsid="0010acf2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style:text-underline-style="none" officeooo:rsid="003671d6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officeooo:rsid="013d0498"/>
    </style:style>
    <style:style style:name="T15" style:family="text">
      <style:text-properties officeooo:rsid="003c9d6c"/>
    </style:style>
    <style:style style:name="T16" style:family="text">
      <style:text-properties style:use-window-font-color="true" officeooo:rsid="003c9d6c"/>
    </style:style>
    <style:style style:name="T17" style:family="text">
      <style:text-properties style:use-window-font-color="true" officeooo:rsid="003c9d6c" fo:background-color="#ffffff" loext:char-shading-value="0"/>
    </style:style>
    <style:style style:name="T18" style:family="text">
      <style:text-properties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 officeooo:rsid="0042f57a"/>
    </style:style>
    <style:style style:name="T23" style:family="text">
      <style:text-properties officeooo:rsid="00fe26bd"/>
    </style:style>
    <style:style style:name="T24" style:family="text">
      <style:text-properties officeooo:rsid="010c2cfe"/>
    </style:style>
    <style:style style:name="T25" style:family="text">
      <style:text-properties officeooo:rsid="0059ec4d"/>
    </style:style>
    <style:style style:name="T26" style:family="text">
      <style:text-properties officeooo:rsid="002aede4"/>
    </style:style>
    <style:style style:name="T27" style:family="text">
      <style:text-properties fo:color="#ffffff" fo:background-color="#666666" loext:char-shading-value="0"/>
    </style:style>
    <style:style style:name="T28" style:family="text">
      <style:text-properties fo:color="#ffffff" officeooo:rsid="003bce78" fo:background-color="#666666" loext:char-shading-value="0"/>
    </style:style>
    <style:style style:name="T29" style:family="text">
      <style:text-properties fo:color="#ffffff" fo:font-weight="bold" fo:background-color="#666666" loext:char-shading-value="0" style:font-weight-asian="bold" style:font-weight-complex="bold"/>
    </style:style>
    <style:style style:name="T30" style:family="text">
      <style:text-properties officeooo:rsid="0041d3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8"/>
      <text:p text:style-name="P28"/>
      <text:p text:style-name="P28"/>
      <text:p text:style-name="P28"/>
      <text:p text:style-name="P5">C<text:span text:style-name="T23">ertidão De Inscrição</text:span></text:p>
      <text:p text:style-name="P5"/>
      <text:p text:style-name="P23"><text:text-input text:description="${documentSignature.responsibleName}">${documentSignature.responsibleName}</text:text-input><text:span text:style-name="T15">, </text:span><text:span text:style-name="T15"><text:text-input text:description="${lang.pt(documentSignature.responsibleFunction)}">${lang.pt(documentSignature.responsibleFunction)}</text:text-input></text:span><text:span text:style-name="T15"> da </text:span><text:span text:style-name="T13">Faculdade de </text:span><text:span text:style-name="T2">Medicina Veterinária</text:span><text:span text:style-name="T13"> da Universidade de Lisboa,</text:span></text:p>
      <text:p text:style-name="P24"><text:span text:style-name="T15">Certifica, em face dos registos existentes nesta Faculdade, que </text:span><text:span text:style-name="T15"><text:text-input text:description="${person.name}">${person.name}</text:text-input></text:span><text:span text:style-name="T15">, </text:span><text:span text:style-name="T15"><text:text-input text:description="[#if person.female]">[#if person.female]</text:text-input></text:span><text:span text:style-name="T15">aluna</text:span><text:span text:style-name="T15"><text:text-input text:description="[#elseif person.male]">[#elseif person.male]</text:text-input></text:span><text:span text:style-name="T15">aluno</text:span><text:span text:style-name="T15"><text:text-input text:description="[/#if]">[/#if]</text:text-input></text:span><text:span text:style-name="T15"> n.º </text:span><text:span text:style-name="T15"><text:text-input text:description="${person.student.number}">${person.student.number}</text:text-input></text:span><text:span text:style-name="T15">, </text:span><text:span text:style-name="T15"><text:text-input text:description="[#if person.female]">[#if person.female]</text:text-input></text:span><text:span text:style-name="T15">nascida</text:span><text:span text:style-name="T15"><text:text-input text:description="[#elseif person.male]">[#elseif person.male]</text:text-input></text:span><text:span text:style-name="T15">nascido</text:span><text:span text:style-name="T15"><text:text-input text:description="[/#if]">[/#if]</text:text-input></text:span><text:span text:style-name="T15"> a </text:span><text:span text:style-name="T15"><text:text-input text:description="${lang.pt(dates.extendedDate(person.dateOfBirthYearMonthDay))}">${lang.pt(dates.extendedDate(person.dateOfBirthYearMonthDay))}</text:text-input></text:span><text:span text:style-name="T15">, </text:span><text:span text:style-name="T15"><text:text-input text:description="[#if person.female]">[#if person.female]</text:text-input></text:span><text:span text:style-name="T15">portadora</text:span><text:span text:style-name="T15"><text:text-input text:description="[#elseif person.male]">[#elseif person.male]</text:text-input></text:span><text:span text:style-name="T15">portador</text:span><text:span text:style-name="T15"><text:text-input text:description="[/#if]">[/#if]</text:text-input></text:span><text:span text:style-name="T15"> do</text:span><text:span text:style-name="T16"> </text:span><text:text-input text:description="${lang.pt(person.idDocumentType.localizedNameI18N)}">${lang.pt(person.idDocumentType.localizedNameI18N)}</text:text-input><text:span text:style-name="T17"> n.º </text:span><text:text-input text:description="${person.documentIdNumber}">${person.documentIdNumber}</text:text-input><text:span text:style-name="T15">, </text:span><text:span text:style-name="T15"><text:text-input text:description="[#if person.female]">[#if person.female]</text:text-input></text:span><text:span text:style-name="T15">filha</text:span><text:span text:style-name="T15"><text:text-input text:description="[#elseif person.male]">[#elseif person.male]</text:text-input></text:span><text:span text:style-name="T15">filho</text:span><text:span text:style-name="T15"><text:text-input text:description="[/#if]">[/#if]</text:text-input></text:span><text:span text:style-name="T15"> de </text:span><text:span text:style-name="T15"><text:text-input text:description="${person.nameOfFather}">${person.nameOfFather}</text:text-input></text:span><text:span text:style-name="T15"> e de </text:span><text:span text:style-name="T15"><text:text-input text:description="${person.nameOfMother}">${person.nameOfMother}</text:text-input></text:span><text:span text:style-name="T15">, está </text:span><text:span text:style-name="T15"><text:text-input text:description="[#if person.female]">[#if person.female]</text:text-input></text:span><text:span text:style-name="T15">inscrita</text:span><text:span text:style-name="T15"><text:text-input text:description="[#elseif person.male]">[#elseif person.male]</text:text-input></text:span><text:span text:style-name="T15">inscrito</text:span><text:span text:style-name="T15"><text:text-input text:description="[/#if]">[/#if]</text:text-input></text:span><text:span text:style-name="T15"> no</text:span><text:span text:style-name="T18"> </text:span><text:text-input text:description="${curriculumInformation.curricularYear}">${curriculumInformation.curricularYear}</text:text-input><text:span text:style-name="T18">.º Ano, </text:span><text:span text:style-name="T15">no Curso de </text:span><text:span text:style-name="T15"><text:text-input text:description="${lang.pt(curricularPlanInformation.degreePresentationName)}">${lang.pt(curricularPlanInformation.degreePresentationName)}</text:text-input></text:span><text:span text:style-name="T15">, </text:span><text:span text:style-name="T18">no ano letivo de </text:span><text:text-input text:description="${executionYearName}">${executionYearName}</text:text-input><text:text-input text:description="[#if serviceRequest.detailed]">[#if serviceRequest.detailed]</text:text-input><text:span text:style-name="T15">, na(s) seguinte(s) unidade(s) curricular(es):</text:span><text:text-input text:description="[#if !serviceRequest.detailed]">[#elseif !serviceRequest.detailed]</text:text-input><text:span text:style-name="T15">.</text:span><text:text-input text:description="[/#if]">[/#if]</text:text-input></text:p>
      <text:p text:style-name="P6"/>
      <text:p text:style-name="P13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0">Unidade(s) Curricular(es)</text:p>
          </table:table-cell>
          <table:table-cell table:style-name="Table10.A1" office:value-type="string">
            <text:p text:style-name="P19">Semestre</text:p>
          </table:table-cell>
          <table:table-cell table:style-name="Table10.A1" office:value-type="string">
            <text:p text:style-name="P20">ECTS</text:p>
          </table:table-cell>
        </table:table-row>
        <table:table-row table:style-name="Table10.2">
          <table:table-cell table:style-name="Table10.A2" office:value-type="string">
            <text:p text:style-name="P25"><text:text-input text:description="@before-row[#list normalEnrolments"/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">@after-row[/#list]</text:text-input></text:p>
          </table:table-cell>
          <table:table-cell table:style-name="Table10.B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27"><text:s text:c="2"/>Total UCs: </text:span><text:span text:style-name="T29"><text:text-input text:description="${totalNormalEnrolments}">${totalNormalEnrolments}</text:text-input></text:span><text:span text:style-name="T27"> <text:s/></text:span><text:s text:c="8"/><text:span text:style-name="T27"><text:s text:c="2"/></text:span><text:span text:style-name="T28">T</text:span><text:span text:style-name="T27">otal ECTS: </text:span><text:span text:style-name="T29"><text:text-input text:description="${numbers.onePlace(totalNormalECTS)}">${numbers.onePlace(totalNormalECTS)}</text:text-input></text:span></text:p>
      <text:p text:style-name="P12"/>
      <text:p text:style-name="P12"><text:text-input text:description="[/#if]">[/#if]</text:text-input></text:p>
      <text:p text:style-name="P18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</text:span><text:span text:style-name="T7">efeitos</text:span><text:span text:style-name="T6"> de </text:span><text:span text:style-name="T7">Abono de Família</text:span><text:span text:style-name="T6">.</text:span><text:text-input text:description="[#elseif serviceRequest.documentPurposeTypeInstance.code == &quot;ADSE_ADM_SAD_SSMJ&quot;]">[#elseif serviceRequest.documentPurposeTypeInstance.code == "ADSE_ADM_SAD_SSMJ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efeitos de </text:span><text:span text:style-name="T8">ADSE/</text:span><text:span text:style-name="T7">ADM/SAD/SSMJ</text:span><text:span text:style-name="T6">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efeitos de </text:span><text:span text:style-name="T9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</text:span><text:span text:style-name="T10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</text:span><text:span text:style-name="T7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1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4">Est</text:span><text:span text:style-name="T5">a </text:span><text:span text:style-name="T12">certidão</text:span><text:span text:style-name="T4"> </text:span><text:span text:style-name="T3">serve como comprovativo </text:span><text:span text:style-name="T6">para efeitos de </text:span><text:span text:style-name="T7">acesso ao passe «sub23@superior.tp»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1"/>
      <text:p text:style-name="P14"><text:text-input text:description="[/#if]">[/#if]</text:text-input></text:p>
      <text:p text:style-name="P30">O presente certificado é emitido em conformidade com o disposto no Decreto-Lei n.º 266-E/2012, de 31 de dezembro, e demais disposições legais em vigor, sendo firmado com o selo branco em uso nesta Faculdade.</text:p>
      <text:p text:style-name="P8"/>
      <text:p text:style-name="P8"/>
      <text:p text:style-name="P9"><text:span text:style-name="T13">Faculdade de </text:span><text:span text:style-name="T2">Medicina Veterinária</text:span><text:span text:style-name="T13"> da Universidade de Lisboa</text:span><text:span text:style-name="T21">, em </text:span><text:span text:style-name="T22"><text:text-input text:description="${lang.pt(dates.extendedDate(localizedDate.nowDate()))}">${lang.pt(dates.extendedDate(localizedDate.nowDate()))}</text:text-input></text:span><text:span text:style-name="T19">.</text:span></text:p>
      <text:p text:style-name="P10"/>
      <text:p text:style-name="P17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5"><text:text-input text:description="[#if hasPricetag]">[#if hasPricetag]</text:text-input></text:p>
            <text:p text:style-name="P26"><text:span text:style-name="T20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5.B1" office:value-type="string">
            <text:p text:style-name="P16"><text:text-input text:description="[#if documentSignerIsMale]">[#if documentSignerIsMale]</text:text-input><text:span text:style-name="T30">O</text:span><text:span text:style-name="T30"><text:text-input text:description="[#elseif documentSignerIsFemale]">[#elseif documentSignerIsFemale]</text:text-input></text:span><text:span text:style-name="T30">A</text:span><text:span text:style-name="T30"><text:text-input text:description="[/#if]">[/#if]</text:text-input></text:span><text:span text:style-name="T30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7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31T16:46:25.814986256</dc:date>
    <meta:editing-duration>PT1H10M22S</meta:editing-duration>
    <meta:editing-cycles>45</meta:editing-cycles>
    <meta:generator>LibreOffice/4.2.8.2$Linux_X86_64 LibreOffice_project/420m0$Build-2</meta:generator>
    <meta:document-statistic meta:table-count="2" meta:image-count="0" meta:object-count="0" meta:page-count="2" meta:paragraph-count="22" meta:word-count="485" meta:character-count="3955" meta:non-whitespace-character-count="3672"/>
  </office:meta>
</office:document-meta>
</file>